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39*"/>
    </style:style>
    <style:style style:name="Table1.B" style:family="table-column">
      <style:table-column-properties style:column-width="1.416cm" style:rel-column-width="5462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background-color="#800000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ructural hazard</text:p>
      <text:list xml:id="list2475198451" text:style-name="L1">
        <text:list-item>
          <text:p text:style-name="P6">The hardware cannot support a combination of instructions simultaneously in the pipeline.</text:p>
          <text:list>
            <text:list-item>
              <text:p text:style-name="P6">Example1 : <text:span text:style-name="T1">Assume that the MIPS architecture does not have a separate memory for data and instructions</text:span>. Then in the same cycle that the 4<text:span text:style-name="T2">th</text:span> instruction is trying to fetch itself from memory, the first instruction would be trying to access data for a read or a write. Both cannot be done simultaneously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1"><draw:custom-shape text:anchor-type="char" draw:z-index="0" draw:style-name="gr1" svg:width="4.065cm" svg:height="0.165cm" svg:x="3.291cm" svg:y="0.0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lock cycle</text:p>
          </table:table-cell>
          <table:table-cell table:style-name="Table1.A1" table:number-rows-spanned="2" office:value-type="string">
            <text:p text:style-name="P1">1</text:p>
          </table:table-cell>
          <table:table-cell table:style-name="Table1.A1" table:number-rows-spanned="2" office:value-type="string">
            <text:p text:style-name="P1">2</text:p>
          </table:table-cell>
          <table:table-cell table:style-name="Table1.A1" table:number-rows-spanned="2" office:value-type="string">
            <text:p text:style-name="P1">3</text:p>
          </table:table-cell>
          <table:table-cell table:style-name="Table1.A1" table:number-rows-spanned="2" office:value-type="string">
            <text:p text:style-name="P1">4</text:p>
          </table:table-cell>
          <table:table-cell table:style-name="Table1.F1" table:number-rows-spanned="2" office:value-type="string">
            <text:p text:style-name="P1">5</text:p>
          </table:table-cell>
          <table:table-cell table:style-name="Table1.F1" table:number-rows-spanned="2" office:value-type="string">
            <text:p text:style-name="P1">6</text:p>
          </table:table-cell>
          <table:table-cell table:style-name="Table1.F1" table:number-rows-spanned="2" office:value-type="string">
            <text:p text:style-name="P1">7</text:p>
          </table:table-cell>
          <table:table-cell table:style-name="Table1.F1" table:number-rows-spanned="2" office:value-type="string">
            <text:p text:style-name="P1">8</text:p>
          </table:table-cell>
        </table:table-row>
        <table:table-row>
          <table:table-cell table:style-name="Table1.A2" office:value-type="string">
            <text:p text:style-name="P1"><draw:custom-shape text:anchor-type="char" draw:z-index="1" draw:style-name="gr1" svg:width="0.23cm" svg:height="3.031cm" svg:x="0.291cm" svg:y="0.3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">I<text:span text:style-name="T3">1</text:span></text:p>
          </table:table-cell>
          <table:table-cell table:style-name="Table1.B3" office:value-type="string">
            <text:p text:style-name="P2">IF</text:p>
          </table:table-cell>
          <table:table-cell table:style-name="Table1.C3" office:value-type="string">
            <text:p text:style-name="P2">ID</text:p>
          </table:table-cell>
          <table:table-cell table:style-name="Table1.D3" office:value-type="string">
            <text:p text:style-name="P2">EX</text:p>
          </table:table-cell>
          <table:table-cell table:style-name="Table1.E3" office:value-type="string">
            <text:p text:style-name="P3"><draw:line text:anchor-type="char" draw:z-index="3" draw:style-name="gr3" draw:text-style-name="P7" svg:x1="1.095cm" svg:y1="0.106cm" svg:x2="2.947cm" svg:y2="3.053cm"><text:p/></draw:line>MEM</text:p>
          </table:table-cell>
          <table:table-cell table:style-name="Table1.F3" office:value-type="string">
            <text:p text:style-name="P2">WB</text:p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</table:table-row>
        <table:table-row>
          <table:table-cell table:style-name="Table1.A5" office:value-type="string">
            <text:p text:style-name="P1">I<text:span text:style-name="T3">2</text:span></text:p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>IF</text:p>
          </table:table-cell>
          <table:table-cell table:style-name="Table1.D4" office:value-type="string">
            <text:p text:style-name="P2">ID</text:p>
          </table:table-cell>
          <table:table-cell table:style-name="Table1.E4" office:value-type="string">
            <text:p text:style-name="P2">EX</text:p>
          </table:table-cell>
          <table:table-cell table:style-name="Table1.F3" office:value-type="string">
            <text:p text:style-name="P2">MEM</text:p>
          </table:table-cell>
          <table:table-cell table:style-name="Table1.F3" office:value-type="string">
            <text:p text:style-name="P2">WB</text:p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</table:table-row>
        <table:table-row>
          <table:table-cell table:style-name="Table1.A5" office:value-type="string">
            <text:p text:style-name="P1">I<text:span text:style-name="T3">3</text:span></text:p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2">IF</text:p>
          </table:table-cell>
          <table:table-cell table:style-name="Table1.E5" office:value-type="string">
            <text:p text:style-name="P2">ID</text:p>
          </table:table-cell>
          <table:table-cell table:style-name="Table1.F3" office:value-type="string">
            <text:p text:style-name="P2">EX</text:p>
          </table:table-cell>
          <table:table-cell table:style-name="Table1.F3" office:value-type="string">
            <text:p text:style-name="P2">MEM</text:p>
          </table:table-cell>
          <table:table-cell table:style-name="Table1.F3" office:value-type="string">
            <text:p text:style-name="P2">WB</text:p>
          </table:table-cell>
          <table:table-cell table:style-name="Table1.F3" office:value-type="string">
            <text:p text:style-name="P2"/>
          </table:table-cell>
        </table:table-row>
        <table:table-row>
          <table:table-cell table:style-name="Table1.A6" office:value-type="string">
            <text:p text:style-name="P1">I<text:span text:style-name="T3">4</text:span></text:p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E3" office:value-type="string">
            <text:p text:style-name="P3">IF</text:p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F3" office:value-type="string">
            <text:p text:style-name="P2"/>
          </table:table-cell>
        </table:table-row>
      </table:table>
      <text:list xml:id="list525670713" text:continue-numbering="true" text:style-name="L1">
        <text:list-header>
          <text:p text:style-name="P6"><draw:caption text:anchor-type="char" draw:z-index="2" draw:style-name="gr2" svg:width="3.523cm" svg:height="0.976cm" svg:x="12.55cm" svg:y="0.48cm" draw:caption-point-x="-2.032cm" draw:caption-point-y="-0.759cm"><text:p>Accessing memory in the same cycle.</text:p></draw:caption></text:p>
        </text:list-header>
      </text:list>
      <text:p text:style-name="P4"/>
      <text:p text:style-name="P4"/>
      <text:list xml:id="list1960122548" text:continue-numbering="true" text:style-name="L1">
        <text:list-item>
          <text:list>
            <text:list-item>
              <text:p text:style-name="P6">Example 2 : A machine has only one register-file write port, but the pipeline wants toperform two writes in a clock cyc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1-16T22:43:47</meta:creation-date>
    <dc:date>2012-10-10T08:23:41</dc:date>
    <dc:creator>Kempa </dc:creator>
    <meta:editing-duration>PT3M14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34" meta:word-count="124" meta:character-count="606" meta:non-whitespace-character-count="519"/>
  </office:meta>
</office:document-meta>
</file>